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b5cea8" loext:opacity="100%" style:font-name="Consolas" fo:font-size="10.5pt" fo:font-weight="normal"/>
    </style:style>
    <style:style style:name="T5" style:family="text">
      <style:text-properties fo:color="#6a9955" loext:opacity="100%" style:font-name="Consolas" fo:font-size="10.5pt" fo:font-weight="normal"/>
    </style:style>
    <style:style style:name="T6" style:family="text">
      <style:text-properties fo:color="#ce9178" loext:opacity="100%"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🔷 Contenedor general de la sección de ingresos y egresos */</text:p>
      <text:p text:style-name="P2"><text:span text:style-name="T1">.ingresos-egresos</text:span> {</text:p>
      <text:p text:style-name="P3">  <text:span text:style-name="T2">padding</text:span><text:span text:style-name="T3">: </text:span><text:span text:style-name="T4">2rem</text:span><text:span text:style-name="T3">;                     </text:span><text:span text:style-name="T5">/* Agrega espacio interno alrededor del contenido (20px si el root es 10px) */</text:span></text:p>
      <text:p text:style-name="P3">  <text:span text:style-name="T2">background-color</text:span><text:span text:style-name="T3">: </text:span><text:span text:style-name="T6">#f4f4f4</text:span><text:span text:style-name="T3">;         </text:span><text:span text:style-name="T5">/* Color de fondo gris claro para diferenciar la sección */</text:span></text:p>
      <text:p text:style-name="P3">  <text:span text:style-name="T2">margin</text:span><text:span text:style-name="T3">: </text:span><text:span text:style-name="T4">2rem</text:span><text:span text:style-name="T3"> </text:span><text:span text:style-name="T6">auto</text:span><text:span text:style-name="T3">;                 </text:span><text:span text:style-name="T5">/* 2rem de margen superior e inferior, y centrado horizontal con auto */</text:span></text:p>
      <text:p text:style-name="P3">  <text:span text:style-name="T2">max-width</text:span><text:span text:style-name="T3">: </text:span><text:span text:style-name="T4">900px</text:span><text:span text:style-name="T3">;                  </text:span><text:span text:style-name="T5">/* Limita el ancho máximo a 900px para mantener una buena lectura en pantallas grandes */</text:span></text:p>
      <text:p text:style-name="P3">  <text:span text:style-name="T2">border-radius</text:span><text:span text:style-name="T3">: </text:span><text:span text:style-name="T4">8px</text:span><text:span text:style-name="T3">;                </text:span><text:span text:style-name="T5">/* Bordes redondeados suaves para una estética moderna */</text:span></text:p>
      <text:p text:style-name="P3">  <text:span text:style-name="T2">box-shadow</text:span><text:span text:style-name="T3">: </text:span><text:span text:style-name="T4">0</text:span><text:span text:style-name="T3"> </text:span><text:span text:style-name="T4">0</text:span><text:span text:style-name="T3"> </text:span><text:span text:style-name="T4">10px</text:span><text:span text:style-name="T3"> </text:span><text:span text:style-name="T7">rgba</text:span><text:span text:style-name="T3">(</text:span><text:span text:style-name="T4">0</text:span><text:span text:style-name="T3">, </text:span><text:span text:style-name="T4">0</text:span><text:span text:style-name="T3">, </text:span><text:span text:style-name="T4">0</text:span><text:span text:style-name="T3">, </text:span><text:span text:style-name="T4">0.1</text:span><text:span text:style-name="T3">); </text:span><text:span text:style-name="T5">/* Sombra sutil alrededor del contenedor para darle profundidad */</text:span></text:p>
      <text:p text:style-name="P2">}</text:p>
      <text:p text:style-name="P4"/>
      <text:p text:style-name="P1">/* 🔷 Estilo del título principal de la sección */</text:p>
      <text:p text:style-name="P2"><text:span text:style-name="T1">.titulo-seccion</text:span> {</text:p>
      <text:p text:style-name="P3">  <text:span text:style-name="T5">/*font-size: 2rem;                   /* Tamaño de fuente grande (20px si el root es 10px) */</text:span></text:p>
      <text:p text:style-name="P3">  <text:span text:style-name="T5">/*color: #333;                       /* Color gris oscuro para buen contraste y legibilidad */</text:span></text:p>
      <text:p text:style-name="P3">  <text:span text:style-name="T5">/*margin-bottom: 1.5rem;            /* Espacio debajo del título antes del gráfico */</text:span></text:p>
      <text:p text:style-name="P3">  <text:span text:style-name="T5">/*text-align: center;               /* Centra horizontalmente el texto del título */</text:span></text:p>
      <text:p text:style-name="P3">  <text:span text:style-name="T2">font-size</text:span><text:span text:style-name="T3">: </text:span><text:span text:style-name="T4">1.8rem</text:span><text:span text:style-name="T3">;</text:span></text:p>
      <text:p text:style-name="P3">  <text:span text:style-name="T2">font-weight</text:span><text:span text:style-name="T3">: </text:span><text:span text:style-name="T6">bold</text:span><text:span text:style-name="T3">;</text:span></text:p>
      <text:p text:style-name="P3">  <text:span text:style-name="T2">color</text:span><text:span text:style-name="T3">: </text:span><text:span text:style-name="T6">#333</text:span><text:span text:style-name="T3">;</text:span></text:p>
      <text:p text:style-name="P3">  <text:span text:style-name="T2">text-align</text:span><text:span text:style-name="T3">: </text:span><text:span text:style-name="T6">center</text:span><text:span text:style-name="T3">;</text:span></text:p>
      <text:p text:style-name="P3">  <text:span text:style-name="T2">margin-bottom</text:span><text:span text:style-name="T3">: </text:span><text:span text:style-name="T4">1rem</text:span><text:span text:style-name="T3">;</text:span></text:p>
      <text:p text:style-name="P3">  </text:p>
      <text:p text:style-name="P2">}</text:p>
      <text:p text:style-name="P4"/>
      <text:p text:style-name="P1">/* 🔷 Contenedor donde irá el gráfico de ingresos vs. egresos */</text:p>
      <text:p text:style-name="P2"><text:span text:style-name="T1">.contenedor-grafico</text:span> {</text:p>
      <text:p text:style-name="P3">  <text:span text:style-name="T2">background-color</text:span><text:span text:style-name="T3">: </text:span><text:span text:style-name="T6">white</text:span><text:span text:style-name="T3">;          </text:span><text:span text:style-name="T5">/* Fondo blanco para que destaque el gráfico sobre el fondo gris */</text:span></text:p>
      <text:p text:style-name="P3">  <text:span text:style-name="T2">border</text:span><text:span text:style-name="T3">: </text:span><text:span text:style-name="T4">1px</text:span><text:span text:style-name="T3"> </text:span><text:span text:style-name="T6">dashed</text:span><text:span text:style-name="T3"> </text:span><text:span text:style-name="T6">#ccc</text:span><text:span text:style-name="T3">;          </text:span><text:span text:style-name="T5">/* Borde punteado gris claro para simular el espacio del gráfico */</text:span></text:p>
      <text:p text:style-name="P3">  <text:span text:style-name="T2">height</text:span><text:span text:style-name="T3">: </text:span><text:span text:style-name="T4">300px</text:span><text:span text:style-name="T3">;                    </text:span><text:span text:style-name="T5">/* Altura fija de 300px para reservar espacio visual */</text:span></text:p>
      <text:p text:style-name="P3">  <text:span text:style-name="T2">display</text:span><text:span text:style-name="T3">: </text:span><text:span text:style-name="T6">flex</text:span><text:span text:style-name="T3">;                    </text:span><text:span text:style-name="T5">/* Usa Flexbox para alinear el contenido */</text:span></text:p>
      <text:p text:style-name="P3">  <text:span text:style-name="T2">align-items</text:span><text:span text:style-name="T3">: </text:span><text:span text:style-name="T6">center</text:span><text:span text:style-name="T3">;              </text:span><text:span text:style-name="T5">/* Centra verticalmente el contenido dentro del div */</text:span></text:p>
      <text:p text:style-name="P3">  <text:span text:style-name="T2">justify-content</text:span><text:span text:style-name="T3">: </text:span><text:span text:style-name="T6">center</text:span><text:span text:style-name="T3">;          </text:span><text:span text:style-name="T5">/* Centra horizontalmente el contenido dentro del div */</text:span></text:p>
      <text:p text:style-name="P3">  <text:span text:style-name="T2">color</text:span><text:span text:style-name="T3">: </text:span><text:span text:style-name="T6">#666</text:span><text:span text:style-name="T3">;                      </text:span><text:span text:style-name="T5">/* Color gris medio para el texto placeholder */</text:span></text:p>
      <text:p text:style-name="P3">  <text:span text:style-name="T2">font-style</text:span><text:span text:style-name="T3">: </text:span><text:span text:style-name="T6">italic</text:span><text:span text:style-name="T3">;               </text:span><text:span text:style-name="T5">/* Texto en cursiva para mostrar que es un contenido simulado */</text:span></text:p>
      <text:p text:style-name="P2">}</text:p>
      <text:p text:style-name="P4"><text:soft-page-break/></text:p>
      <text:p text:style-name="P2"><text:span text:style-name="T1">.titulo-grafico</text:span> {</text:p>
      <text:p text:style-name="P3">  <text:span text:style-name="T2">font-size</text:span><text:span text:style-name="T3">: </text:span><text:span text:style-name="T4">24px</text:span><text:span text:style-name="T3">;</text:span></text:p>
      <text:p text:style-name="P3">  <text:span text:style-name="T2">font-weight</text:span><text:span text:style-name="T3">: </text:span><text:span text:style-name="T6">bold</text:span><text:span text:style-name="T3">;</text:span></text:p>
      <text:p text:style-name="P3">  <text:span text:style-name="T2">text-align</text:span><text:span text:style-name="T3">: </text:span><text:span text:style-name="T6">center</text:span><text:span text:style-name="T3">;</text:span></text:p>
      <text:p text:style-name="P3">  <text:span text:style-name="T5">/*margin-top: 20px;*/</text:span></text:p>
      <text:p text:style-name="P3">  <text:span text:style-name="T2">margin-bottom</text:span><text:span text:style-name="T3">: </text:span><text:span text:style-name="T4">20px</text:span><text:span text:style-name="T3">;</text:span></text:p>
      <text:p text:style-name="P2">}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22:56:42.630321200</meta:creation-date>
    <dc:date>2025-08-07T22:56:49.474242400</dc:date>
    <meta:editing-duration>PT7S</meta:editing-duration>
    <meta:editing-cycles>1</meta:editing-cycles>
    <meta:document-statistic meta:table-count="0" meta:image-count="0" meta:object-count="0" meta:page-count="2" meta:paragraph-count="40" meta:word-count="305" meta:character-count="2209" meta:non-whitespace-character-count="1631"/>
    <meta:generator>LibreOffice/25.2.4.3$Windows_X86_64 LibreOffice_project/33e196637044ead23f5c3226cde09b47731f7e27</meta:generator>
  </office:meta>
</office:document-meta>
</file>